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/>
    <style:font-face style:name="Times New Roman2" svg:font-family="'Times New Roman'" style:font-adornments="Normal" style:font-family-generic="roman" style:font-pitch="variable"/>
  </office:font-face-decls>
  <office:automatic-styles>
    <style:style style:name="Tableau1" style:family="table">
      <style:table-properties style:width="19.59cm" table:align="margins"/>
    </style:style>
    <style:style style:name="Tableau1.A" style:family="table-column">
      <style:table-column-properties style:column-width="6.204cm" style:rel-column-width="20753*"/>
    </style:style>
    <style:style style:name="Tableau1.B" style:family="table-column">
      <style:table-column-properties style:column-width="13.386cm" style:rel-column-width="44782*"/>
    </style:style>
    <style:style style:name="Tableau1.A1" style:family="table-cell">
      <style:table-cell-properties fo:padding="0cm" fo:border="none"/>
    </style:style>
    <style:style style:name="P1" style:family="paragraph" style:parent-style-name="Standard">
      <style:text-properties officeooo:paragraph-rsid="00ed5a4c"/>
    </style:style>
    <style:style style:name="P2" style:family="paragraph" style:parent-style-name="Standard">
      <style:text-properties officeooo:rsid="01359345" officeooo:paragraph-rsid="01359345"/>
    </style:style>
    <style:style style:name="P3" style:family="paragraph" style:parent-style-name="Standard">
      <style:text-properties officeooo:rsid="0135edce" officeooo:paragraph-rsid="0135edce"/>
    </style:style>
    <style:style style:name="P4" style:family="paragraph" style:parent-style-name="Standard">
      <style:paragraph-properties fo:text-align="center" style:justify-single-word="false"/>
      <style:text-properties officeooo:rsid="0135edce" officeooo:paragraph-rsid="0135edce"/>
    </style:style>
    <style:style style:name="P5" style:family="paragraph" style:parent-style-name="Standard">
      <style:text-properties officeooo:rsid="013a7bc6" officeooo:paragraph-rsid="013a7bc6"/>
    </style:style>
    <style:style style:name="P6" style:family="paragraph" style:parent-style-name="Standard">
      <style:text-properties officeooo:rsid="013b6538" officeooo:paragraph-rsid="013b6538"/>
    </style:style>
    <style:style style:name="P7" style:family="paragraph" style:parent-style-name="Standard">
      <style:text-properties officeooo:paragraph-rsid="013d2189"/>
    </style:style>
    <style:style style:name="P8" style:family="paragraph" style:parent-style-name="Table_20_Contents">
      <style:text-properties officeooo:rsid="013d2189" officeooo:paragraph-rsid="013d2189"/>
    </style:style>
    <style:style style:name="P9" style:family="paragraph" style:parent-style-name="Standard">
      <style:text-properties fo:font-size="7pt" style:font-size-asian="6.09999990463257pt" style:font-size-complex="7pt"/>
    </style:style>
    <style:style style:name="P10" style:family="paragraph" style:parent-style-name="Table_20_Contents" style:list-style-name="tfPuce">
      <style:text-properties officeooo:rsid="013d2189" officeooo:paragraph-rsid="013d2189"/>
    </style:style>
    <style:style style:name="P11" style:family="paragraph" style:parent-style-name="Table_20_Contents">
      <style:text-properties officeooo:rsid="01430326" officeooo:paragraph-rsid="01430326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f5ce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dee7e5" draw:opacity="5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Arial" fo:font-style="italic" fo:font-weight="bold" officeooo:rsid="0122522c" style:font-style-asian="italic" style:font-weight-asian="bold" style:font-style-complex="italic" style:font-weight-complex="bold"/>
    </style:style>
    <style:style style:name="T3" style:family="text">
      <style:text-properties officeooo:rsid="01359345"/>
    </style:style>
    <style:style style:name="T4" style:family="text">
      <style:text-properties officeooo:rsid="0135edce"/>
    </style:style>
    <style:style style:name="T5" style:family="text">
      <style:text-properties style:font-name="Times New Roman2"/>
    </style:style>
    <style:style style:name="T6" style:family="text">
      <style:text-properties officeooo:rsid="01369ba9"/>
    </style:style>
    <style:style style:name="T7" style:family="text">
      <style:text-properties officeooo:rsid="01384a07"/>
    </style:style>
    <style:style style:name="T8" style:family="text">
      <style:text-properties officeooo:rsid="0139f8a4"/>
    </style:style>
    <style:style style:name="T9" style:family="text">
      <style:text-properties officeooo:rsid="013b6538"/>
    </style:style>
    <style:style style:name="T10" style:family="text">
      <style:text-properties officeooo:rsid="01336daa"/>
    </style:style>
    <style:style style:name="T11" style:family="text">
      <style:text-properties officeooo:rsid="014232ad"/>
    </style:style>
    <style:style style:name="T12" style:family="text">
      <style:text-properties officeooo:rsid="01425adf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.03cm" svg:stroke-color="#e8a202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737cm" fo:min-width="0.45cm" fo:padding-top="0.139cm" fo:padding-bottom="0.139cm" fo:padding-left="0.265cm" fo:padding-right="0.26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svg:stroke-width="0.03cm" svg:stroke-color="#e8a202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739cm" fo:min-width="0.45cm" fo:padding-top="0.139cm" fo:padding-bottom="0.139cm" fo:padding-left="0.265cm" fo:padding-right="0.26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svg:stroke-width="0.03cm" svg:stroke-color="#3465a4" draw:marker-start="" draw:marker-start-width="0.25cm" draw:marker-start-center="false" draw:marker-end="" draw:marker-end-width="0.25cm" draw:marker-end-center="false" draw:fill="solid" draw:fill-color="#dee6ef" draw:textarea-horizontal-align="justify" draw:textarea-vertical-align="middle" draw:auto-grow-height="false" fo:min-height="0.84cm" fo:min-width="0.748cm" fo:padding-top="0.139cm" fo:padding-bottom="0.139cm" fo:padding-left="0.265cm" fo:padding-right="0.26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solid" svg:stroke-width="0.049cm" svg:stroke-color="#000000" draw:marker-start="" draw:marker-start-width="0.28cm" draw:marker-start-center="false" draw:marker-end="Extrémités_20_de_20_flèche_20_6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049cm" svg:stroke-color="#000000" draw:marker-start="Extrémités_20_de_20_flèche_20_7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.049cm" svg:stroke-color="#000000" draw:marker-start="" draw:marker-start-width="0.28cm" draw:marker-start-center="false" draw:marker-end="Extrémités_20_de_20_flèche_20_8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.049cm" svg:stroke-color="#000000" draw:marker-start="Extrémités_20_de_20_flèche_20_9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ee7e5" draw:opacity="50%" draw:textarea-horizontal-align="justify" draw:textarea-vertical-align="middle" draw:auto-grow-height="false" fo:min-height="4.517cm" fo:min-width="7.978cm" fo:padding-top="0.125cm" fo:padding-bottom="0.125cm" fo:padding-left="0.25cm" fo:padding-right="0.25cm" fo:wrap-option="wrap" draw:shadow="hidden" draw:shadow-offset-x="0.199cm" draw:shadow-offset-y="0.199cm" draw:shadow-color="#808080" draw:shadow-opacity="50%" style:run-through="foreground"/>
      <style:paragraph-properties style:writing-mode="lr-tb"/>
    </style:style>
    <style:style style:name="gr12" style:family="graphic">
      <style:graphic-properties draw:stroke="solid" svg:stroke-width="0.03cm" svg:stroke-color="#3465a4" draw:marker-start="" draw:marker-start-width="0.25cm" draw:marker-start-center="false" draw:marker-end="" draw:marker-end-width="0.25cm" draw:marker-end-center="false" draw:fill="solid" draw:fill-color="#dee6ef" draw:textarea-horizontal-align="justify" draw:textarea-vertical-align="middle" draw:auto-grow-height="false" fo:min-height="0.647cm" fo:min-width="1.669cm" fo:padding-top="0.139cm" fo:padding-bottom="0.139cm" fo:padding-left="0.265cm" fo:padding-right="0.26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solid" svg:stroke-width="0.03cm" svg:stroke-color="#3465a4" draw:marker-start="" draw:marker-start-width="0.25cm" draw:marker-start-center="false" draw:marker-end="" draw:marker-end-width="0.25cm" draw:marker-end-center="false" draw:fill="solid" draw:fill-color="#dee6ef" draw:textarea-horizontal-align="justify" draw:textarea-vertical-align="middle" draw:auto-grow-height="false" fo:min-height="0.646cm" fo:min-width="1.667cm" fo:padding-top="0.139cm" fo:padding-bottom="0.139cm" fo:padding-left="0.265cm" fo:padding-right="0.26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4" style:family="graphic">
      <style:graphic-properties draw:stroke="solid" svg:stroke-width="0.03cm" svg:stroke-color="#3465a4" draw:marker-start="" draw:marker-start-width="0.25cm" draw:marker-start-center="false" draw:marker-end="" draw:marker-end-width="0.25cm" draw:marker-end-center="false" draw:fill="solid" draw:fill-color="#dee6ef" draw:textarea-horizontal-align="justify" draw:textarea-vertical-align="middle" draw:auto-grow-height="false" fo:min-height="0.646cm" fo:min-width="1.669cm" fo:padding-top="0.139cm" fo:padding-bottom="0.139cm" fo:padding-left="0.265cm" fo:padding-right="0.26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solid" svg:stroke-width="0.03cm" svg:stroke-color="#3465a4" draw:marker-start="" draw:marker-start-width="0.25cm" draw:marker-start-center="false" draw:marker-end="" draw:marker-end-width="0.25cm" draw:marker-end-center="false" draw:fill="solid" draw:fill-color="#dee6ef" draw:textarea-horizontal-align="justify" draw:textarea-vertical-align="middle" draw:auto-grow-height="false" fo:min-height="0.647cm" fo:min-width="1.667cm" fo:padding-top="0.139cm" fo:padding-bottom="0.139cm" fo:padding-left="0.265cm" fo:padding-right="0.26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6" style:family="graphic">
      <style:graphic-properties draw:stroke="solid" svg:stroke-width="0.049cm" svg:stroke-color="#3465a4" draw:marker-start="" draw:marker-start-width="0.28cm" draw:marker-start-center="false" draw:marker-end="Extrémités_20_de_20_flèche_20_1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.049cm" svg:stroke-color="#3465a4" draw:marker-start="Extrémités_20_de_20_flèche_20_2" draw:marker-start-width="0.28cm" draw:marker-start-center="false" draw:marker-end="Extrémités_20_de_20_flèche_20_1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.049cm" svg:stroke-color="#3465a4" draw:marker-start="Extrémités_20_de_20_flèche_20_3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.049cm" svg:stroke-color="#3465a4" draw:marker-start="" draw:marker-start-width="0.28cm" draw:marker-start-center="false" draw:marker-end="Extrémités_20_de_20_flèche_20_4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.049cm" svg:stroke-color="#3465a4" draw:marker-start="Extrémités_20_de_20_flèche_20_5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492cm" fo:min-width="6.987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fTitre_20_Chapitre">Processus : <text:span text:style-name="T10">Synthèse de cours</text:span></text:p>
      <text:list xml:id="list1971181192" text:style-name="tfNum_20_1_29_">
        <text:list-item>
          <text:p text:style-name="tfTitre_20_1_29_">L<text:span text:style-name="T9">es </text:span>Processus :</text:p>
        </text:list-item>
      </text:list>
      <text:p text:style-name="P2">Au moment ou on lance un programme, l’OS crée un processus auquel il attribue <text:span text:style-name="T4">notamment </text:span>un PID <text:span text:style-name="T4">et</text:span> une zone <text:span text:style-name="T4">de</text:span> mémoire spécifique. <text:span text:style-name="T4">Il charge ensuite le code exécutable du programme dans cette mémoire</text:span> et il place <text:span text:style-name="T4">le processus </text:span>dans la file de l’ordonnanceur. <text:span text:style-name="T4">Dans la suite, l’OS attribuera au processus les ressources dont il a besoin (temps CPU, périphériques,…).</text:span></text:p>
      <text:p text:style-name="P2"/>
      <text:p text:style-name="tfDéfinition"><text:span text:style-name="T1">Définition : <text:s text:c="2"/></text:span><text:span text:style-name="T3">Un processus est une instance de programme en cours d’exécution.</text:span></text:p>
      <text:p text:style-name="P1"/>
      <text:p text:style-name="P3"><text:span text:style-name="T6">L</text:span>e processus peut <text:span text:style-name="T5">être dans les états suivants :</text:span></text:p>
      <text:p text:style-name="P3"/>
      <text:p text:style-name="P4"><draw:g text:anchor-type="as-char" draw:z-index="0" draw:name="Objet de groupe 1" draw:style-name="gr10"><draw:custom-shape draw:style-name="gr11" draw:text-style-name="P16" svg:width="8.995cm" svg:height="5.284cm" svg:x="0cm" svg:y="1.935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2" draw:text-style-name="P14" svg:width="2.297cm" svg:height="1.026cm" svg:x="3.348cm" svg:y="5.181cm"><text:p text:style-name="P12"><text:span text:style-name="T13">Bloqué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2"><draw:custom-shape draw:style-name="gr13" draw:text-style-name="P14" svg:width="2.296cm" svg:height="1.024cm" svg:x="1.083cm" svg:y="0cm"><text:p text:style-name="P12"><text:span text:style-name="T13">Nouveau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4" draw:text-style-name="P14" svg:width="2.297cm" svg:height="1.024cm" svg:x="5.614cm" svg:y="0cm"><text:p text:style-name="P12"><text:span text:style-name="T13">Terminé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2" draw:text-style-name="P14" svg:width="2.297cm" svg:height="1.026cm" svg:x="5.614cm" svg:y="2.492cm"><text:p text:style-name="P12"><text:span text:style-name="T13">Élu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5" draw:text-style-name="P14" svg:width="2.296cm" svg:height="1.026cm" svg:x="1.083cm" svg:y="2.492cm"><text:p text:style-name="P12"><text:span text:style-name="T13">Prêt</text:span></text:p>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16" draw:text-style-name="P15" svg:x1="2.248cm" svg:y1="1.015cm" svg:x2="2.248cm" svg:y2="2.533cm"><text:p/></draw:line><draw:line draw:style-name="gr17" draw:text-style-name="P15" svg:x1="3.401cm" svg:y1="3.014cm" svg:x2="5.601cm" svg:y2="3.006cm"><text:p/></draw:line><draw:line draw:style-name="gr18" draw:text-style-name="P15" svg:x1="6.812cm" svg:y1="1.003cm" svg:x2="6.812cm" svg:y2="2.521cm"><text:p/></draw:line></draw:g><draw:path draw:style-name="gr19" draw:text-style-name="P15" svg:width="2.442cm" svg:height="0.456cm" draw:transform="rotate (-2.0315632493214) translate (7.19085925834072cm 3.67439411310165cm)" svg:viewBox="0 0 2443 457" svg:d="M0 427c1953-978 2443 30 2443 30"><text:p/></draw:path><draw:path draw:style-name="gr20" draw:text-style-name="P15" svg:width="2.442cm" svg:height="0.455cm" draw:transform="skewX (0.00087266462599717) rotate (2.0322613810222) translate (2.95244651091316cm 5.88629433143607cm)" svg:viewBox="0 0 2443 456" svg:d="M2443 428c-1953-979-2443 28-2443 28"><text:p/></draw:path><draw:frame draw:style-name="gr21" draw:text-style-name="P18" svg:width="7.488cm" svg:height="0.743cm" svg:x="0.787cm" svg:y="6.408cm"><draw:text-box><text:p text:style-name="P17"><text:span text:style-name="T13">Processus dans la file de l’ordonnanceur</text:span></text:p></draw:text-box></draw:frame></draw:g></text:p>
      <text:p text:style-name="P2"/>
      <text:p text:style-name="P2"/>
      <text:p text:style-name="P5">La plupart du temps, l’OS utilise <text:span text:style-name="T11">une</text:span> méthode du <text:span text:style-name="T11">type </text:span><text:span text:style-name="T7">Round Robin (</text:span><text:span text:style-name="T8">T</text:span><text:span text:style-name="T7">ourniquet) </text:span>pour <text:span text:style-name="T7">choisir le prochain processus </text:span><text:span text:style-name="T8">à élire, </text:span>mais il y a d’autres <text:span text:style-name="T11">approche</text:span>s possibles :<text:span text:style-name="T7"> FIFO, SJF (Shortest Job First),…</text:span></text:p>
      <text:p text:style-name="P5"/>
      <text:list xml:id="list162430624264484" text:continue-numbering="true" text:style-name="tfNum_20_1_29_">
        <text:list-item>
          <text:p text:style-name="tfTitre_20_1_29_">Les commandes Linux à connaître :</text:p>
        </text:list-item>
      </text:list>
      <text:p text:style-name="P6"><text:span text:style-name="T11">Pour a</text:span>fficher les processus <text:span text:style-name="T11">qui sont dans la file de l’ordonnanceur :</text:span> « ps -ef » ou « top » ou « pstree -p »</text:p>
      <text:p text:style-name="P6">P<text:span text:style-name="T11">our t</text:span>uer un processus : « kill » ou « kill -9 »</text:p>
      <text:p text:style-name="P6"/>
      <text:list xml:id="list162430320803987" text:continue-numbering="true" text:style-name="tfNum_20_1_29_">
        <text:list-item>
          <text:p text:style-name="tfTitre_20_1_29_">Interblocage :</text:p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7"><draw:g text:anchor-type="as-char" svg:y="-2.328cm" draw:z-index="1" draw:name="Objet de groupe 2" draw:style-name="gr1"><draw:g draw:style-name="gr2"><draw:g draw:style-name="gr2"><draw:custom-shape draw:style-name="gr3" draw:text-style-name="P13" svg:width="1.385cm" svg:height="1.437cm" svg:x="2.115cm" svg:y="0cm"><text:p text:style-name="P12"><text:span text:style-name="T13">P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3" svg:width="1.385cm" svg:height="1.438cm" svg:x="2.115cm" svg:y="4.389cm"><text:p text:style-name="P12"><text:span text:style-name="T13">P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g draw:style-name="gr2"><draw:custom-shape draw:style-name="gr5" draw:text-style-name="P14" svg:width="1.278cm" svg:height="1.119cm" svg:x="0cm" svg:y="2.353cm"><text:p text:style-name="P12"><text:span text:style-name="T13">R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" draw:text-style-name="P14" svg:width="1.278cm" svg:height="1.119cm" svg:x="4.337cm" svg:y="2.353cm"><text:p text:style-name="P12"><text:span text:style-name="T13">R2</text:span></text:p><draw:enhanced-geometry svg:viewBox="0 0 21600 21600" draw:mirror-horizontal="false" draw:mirror-vertical="false" draw:type="rectangle" draw:enhanced-path="M 0 0 L 21600 0 21600 21600 0 21600 0 0 Z N"/></draw:custom-shape></draw:g></draw:g><draw:path draw:style-name="gr6" draw:text-style-name="P15" svg:width="1.517cm" svg:height="1.495cm" draw:transform="rotate (1.55456476475135) translate (0.608111489888505cm 2.341423647316cm)" svg:viewBox="0 0 1518 1496" svg:d="M0 0c1453 0 1518 1496 1518 1496"><text:p/></draw:path><draw:path draw:style-name="gr7" draw:text-style-name="P15" svg:width="1.517cm" svg:height="1.495cm" draw:transform="rotate (-1.55456476475135) translate (4.97412487163497cm 0.825080137867924cm)" svg:viewBox="0 0 1518 1496" svg:d="M1518 0c-1452 0-1518 1496-1518 1496"><text:p/></draw:path><draw:path draw:style-name="gr8" draw:text-style-name="P15" svg:width="1.517cm" svg:height="1.495cm" draw:transform="rotate (-1.58702788883844) translate (5.00905708238851cm 3.50783790415931cm)" svg:viewBox="0 0 1518 1496" svg:d="M0 0c1453 0 1518 1496 1518 1496"><text:p/></draw:path><draw:path draw:style-name="gr9" draw:text-style-name="P15" svg:width="1.514cm" svg:height="1.497cm" draw:transform="skewX (0.00122173047639603) rotate (1.58580615836205) translate (0.633650972929556cm 4.99977901149132cm)" svg:viewBox="0 0 1515 1498" svg:d="M1515 0c-1453 2-1515 1498-1515 1498"><text:p/></draw:path></draw:g></text:p>
          </table:table-cell>
          <table:table-cell table:style-name="Tableau1.A1" office:value-type="string">
            <text:p text:style-name="P11">Pour déterminer s’il y a un risque d’interblocage, on a l’habitude de faire un schéma comme celui ci-contre où :</text:p>
            <text:list xml:id="list1347260869" text:style-name="tfPuce">
              <text:list-item>
                <text:p text:style-name="P10">Les REssources sont représentées par un carRE</text:p>
              </text:list-item>
              <text:list-item>
                <text:p text:style-name="P10">Les proC<text:span text:style-name="T12">E</text:span>ssus sont représentés par des <text:span text:style-name="T12">CE</text:span>rcles</text:p>
              </text:list-item>
              <text:list-item>
                <text:p text:style-name="P10">Une flèche veut dire « est bloqué par »</text:p>
              </text:list-item>
            </text:list>
            <text:p text:style-name="P8"/>
            <text:p text:style-name="P8">Un cycle dans un tel schéma permet de mettre en évidence un risque d’interblocage.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/>
    <style:font-face style:name="Times New Roman2" svg:font-family="'Times New Roman'" style:font-adornments="Normal" style:font-family-generic="roman" style:font-pitch="variable"/>
  </office:font-face-decls>
  <office:styles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2" fo:font-family="'Times New Roman'" style:font-style-name="Normal" style:font-family-generic="roman" style:font-pitch="variable"/>
    </style:style>
    <style:style style:name="Heading" style:family="paragraph" style:parent-style-name="Standard" style:next-style-name="Text_20_body" style:list-style-name="Numérotation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Times New Roman2" fo:font-family="'Times New Roman'" style:font-style-name="Normal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/>
      <style:text-properties style:font-name="Arial1" fo:font-family="Arial" style:font-style-name="Gras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style:font-name="Arial1" fo:font-family="Arial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fTitre_20_Chapitre" style:display-name="tfTitre Chapitre" style:family="paragraph" style:parent-style-name="Standard" style:next-style-name="Standard" style:class="chapter">
      <style:paragraph-properties fo:margin-top="0cm" fo:margin-bottom="0.4cm" style:contextual-spacing="false" fo:padding="0cm" fo:border-left="none" fo:border-right="none" fo:border-top="none" fo:border-bottom="0.99pt solid #000000" style:shadow="none" style:writing-mode="page"/>
      <style:text-properties fo:text-transform="uppercase" style:font-name="Arial" fo:font-family="Arial" style:font-family-generic="swiss" style:font-pitch="variable" fo:font-size="21pt" fo:font-weight="bold" officeooo:rsid="00e096d0" style:font-size-asian="18pt" style:font-weight-asian="bold" style:font-size-complex="18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3cm" style:contextual-spacing="false" fo:padding="0cm" fo:border="none" style:shadow="none" style:writing-mode="page"/>
      <style:text-properties fo:font-variant="normal" fo:text-transform="none" style:font-name="Arial2" fo:font-family="Arial" style:font-style-name="Gras Italique" style:font-family-generic="swiss" style:font-pitch="variable" fo:font-size="18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3cm" style:contextual-spacing="false" style:page-number="auto" fo:padding="0cm" fo:border="none" style:shadow="none" style:writing-mode="page">
        <style:tab-stops/>
      </style:paragraph-properties>
      <style:text-properties fo:font-variant="normal" fo:text-transform="none" style:font-name="Arial" fo:font-family="Arial" style:font-family-generic="swiss" style:font-pitch="variable" fo:font-size="14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left="0.7cm" fo:margin-right="0cm" fo:margin-top="0cm" fo:margin-bottom="0.199cm" style:contextual-spacing="false" fo:text-indent="-0.7cm" style:auto-text-indent="false" style:page-number="auto" fo:padding="0cm" fo:border="none" style:shadow="none" style:writing-mode="page">
        <style:tab-stops/>
      </style:paragraph-properties>
      <style:text-properties fo:font-variant="normal" fo:text-transform="none" style:font-name="Arial" fo:font-family="Arial" style:font-family-generic="swiss" style:font-pitch="variable" fo:font-size="12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fTitre_20_non_20_numéroté" style:display-name="tfTitre non numéroté" style:family="paragraph" style:parent-style-name="tfTitre_20_a_29_" style:list-style-name="">
      <style:paragraph-properties fo:margin-top="0cm" fo:margin-bottom="0.199cm" style:contextual-spacing="false" fo:padding="0cm" fo:border="none" style:shadow="none" style:writing-mode="page"/>
      <style:text-properties fo:font-variant="normal" fo:text-transform="none" style:font-name="Arial" fo:font-family="Arial" style:font-family-generic="swiss" style:font-pitch="variable" fo:font-style="italic" fo:font-weight="bold" style:font-style-asian="italic" style:font-weight-asian="bold" style:font-style-complex="italic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fCodePython" style:family="paragraph" style:parent-style-name="Standard">
      <loext:graphic-properties draw:fill="solid" draw:fill-color="#dee6ef"/>
      <style:paragraph-properties fo:background-color="#dee6ef" fo:padding="0.199cm" fo:border-left="4pt solid #3465a4" fo:border-right="none" fo:border-top="none" fo:border-bottom="none"/>
      <style:text-properties style:font-name="Courier New1" fo:font-family="'Courier New'" style:font-style-name="Normal" style:font-family-generic="modern" style:font-pitch="fixed" fo:font-size="10pt" fo:font-weight="bold" officeooo:rsid="00b55b0e"/>
    </style:style>
    <style:style style:name="tfDéfinition" style:family="paragraph" style:parent-style-name="Standard" style:list-style-name="" style:master-page-name="">
      <loext:graphic-properties draw:fill="solid" draw:fill-color="#dee7e5"/>
      <style:paragraph-properties fo:margin-left="0cm" fo:margin-right="0cm" fo:margin-top="0cm" fo:margin-bottom="0cm" style:contextual-spacing="false" fo:text-indent="0cm" style:auto-text-indent="false" style:page-number="auto" fo:background-color="#dee7e5" fo:padding="0.199cm" fo:border-left="4pt solid #168253" fo:border-right="none" fo:border-top="none" fo:border-bottom="none" style:shadow="none"/>
      <style:text-properties style:font-name="Times New Roman2" fo:font-family="'Times New Roman'" style:font-style-name="Normal" style:font-family-generic="roman" style:font-pitch="variable" fo:font-style="normal" fo:font-weight="normal" style:font-style-asian="italic" style:font-weight-asian="bold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python" style:display-name="code python" style:family="text">
      <style:text-properties style:font-name="Courier New" fo:font-family="'Courier New'" style:font-family-generic="modern" style:font-pitch="fixed" fo:font-size="10pt" fo:font-weight="bold" officeooo:rsid="0064064c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tfGras" style:family="text">
      <style:text-properties style:font-name="Arial1" fo:font-family="Arial" style:font-style-name="Gras" style:font-family-generic="swiss" style:font-pitch="variable"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Numérotation">
      <text:list-level-style-number text:level="1" loext:num-list-format="%1%)" style:num-suffix=")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4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4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3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08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0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08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3.7.2$Linux_X86_64 LibreOffice_project/30$Build-2</meta:generator>
    <dc:date>2025-07-22T16:24:29.805369199</dc:date>
    <meta:editing-duration>P1DT18H9M32S</meta:editing-duration>
    <meta:editing-cycles>210</meta:editing-cycles>
    <meta:document-statistic meta:table-count="1" meta:image-count="0" meta:object-count="0" meta:page-count="1" meta:paragraph-count="17" meta:word-count="231" meta:character-count="1266" meta:non-whitespace-character-count="1054"/>
  </office:meta>
</office:document-meta>
</file>